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6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9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0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1" style:family="table-cell" style:parent-style-name="Default">
      <style:table-cell-properties fo:background-color="transparent" fo:border="0.0008in solid #000000"/>
      <style:text-properties style:font-name="Verdana"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style:font-name="Verdana" fo:font-size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date" office:date-value="2007-12-07" table:number-columns-spanned="4" table:number-rows-spanned="1">
            <text:p>12/07/2007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office:value-type="string" table:number-columns-spanned="4" table:number-rows-spanned="1">
            <text:p>Windows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12"/>
          <table:table-cell table:number-columns-repeated="251"/>
        </table:table-row>
        <table:table-row table:style-name="ro2">
          <table:table-cell table:style-name="ce3"/>
          <table:table-cell table:style-name="ce9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Status</text:p>
          </table:table-cell>
          <table:covered-table-cell table:style-name="ce10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0" office:value-type="string">
            <text:p>Version 1</text:p>
          </table:table-cell>
          <table:table-cell table:style-name="ce10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1" table:number-columns-repeated="2"/>
          <table:table-cell table:style-name="ce5" table:number-columns-repeated="2"/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07/13/2007</text:date>, <text:time>14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7-13T14:23:33</dc:date>
    <dc:language>en-US</dc:language>
    <meta:editing-cycles>7</meta:editing-cycles>
    <meta:editing-duration>PT6H7M46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